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753" officeooo:paragraph-rsid="0014e753"/>
    </style:style>
    <style:style style:name="P2" style:family="paragraph" style:parent-style-name="Standard">
      <style:paragraph-properties fo:text-align="center" style:justify-single-word="false"/>
      <style:text-properties officeooo:rsid="0014e753" officeooo:paragraph-rsid="0014e753"/>
    </style:style>
    <style:style style:name="P3" style:family="paragraph" style:parent-style-name="Standard">
      <style:text-properties officeooo:rsid="0014e753" officeooo:paragraph-rsid="00185956"/>
    </style:style>
    <style:style style:name="P4" style:family="paragraph" style:parent-style-name="Standard">
      <style:text-properties officeooo:rsid="0014e753" officeooo:paragraph-rsid="001f48ef"/>
    </style:style>
    <style:style style:name="P5" style:family="paragraph" style:parent-style-name="Standard">
      <style:text-properties officeooo:rsid="0014e753" officeooo:paragraph-rsid="0025ff9d"/>
    </style:style>
    <style:style style:name="P6" style:family="paragraph" style:parent-style-name="Standard">
      <style:text-properties officeooo:rsid="00166c15" officeooo:paragraph-rsid="0017e53a"/>
    </style:style>
    <style:style style:name="P7" style:family="paragraph" style:parent-style-name="Standard">
      <style:text-properties officeooo:rsid="00166c15" officeooo:paragraph-rsid="001f48ef"/>
    </style:style>
    <style:style style:name="P8" style:family="paragraph" style:parent-style-name="Standard">
      <style:text-properties officeooo:rsid="00166c15" officeooo:paragraph-rsid="002662fe"/>
    </style:style>
    <style:style style:name="P9" style:family="paragraph" style:parent-style-name="Standard">
      <style:text-properties officeooo:rsid="00166c15" officeooo:paragraph-rsid="0032661b"/>
    </style:style>
    <style:style style:name="P10" style:family="paragraph" style:parent-style-name="Standard">
      <style:text-properties officeooo:rsid="00166c15" officeooo:paragraph-rsid="00331c7b"/>
    </style:style>
    <style:style style:name="P11" style:family="paragraph" style:parent-style-name="Standard">
      <style:text-properties officeooo:rsid="0017e53a" officeooo:paragraph-rsid="0017e53a"/>
    </style:style>
    <style:style style:name="P12" style:family="paragraph" style:parent-style-name="Standard">
      <style:text-properties fo:color="#00ccff" officeooo:rsid="0017e53a" officeooo:paragraph-rsid="0017e53a"/>
    </style:style>
    <style:style style:name="P13" style:family="paragraph" style:parent-style-name="Standard">
      <style:text-properties fo:color="#00ccff" officeooo:rsid="00185956" officeooo:paragraph-rsid="00185956"/>
    </style:style>
    <style:style style:name="P14" style:family="paragraph" style:parent-style-name="Standard">
      <style:text-properties fo:color="#00ccff" officeooo:rsid="0018f035" officeooo:paragraph-rsid="0018f035"/>
    </style:style>
    <style:style style:name="P15" style:family="paragraph" style:parent-style-name="Standard">
      <style:text-properties fo:color="#00ccff" officeooo:rsid="00191ee6" officeooo:paragraph-rsid="00191ee6"/>
    </style:style>
    <style:style style:name="P16" style:family="paragraph" style:parent-style-name="Standard">
      <style:text-properties fo:color="#00ccff" officeooo:rsid="001a9058" officeooo:paragraph-rsid="001a9058"/>
    </style:style>
    <style:style style:name="P17" style:family="paragraph" style:parent-style-name="Standard">
      <style:text-properties officeooo:rsid="00185956" officeooo:paragraph-rsid="00185956"/>
    </style:style>
    <style:style style:name="P18" style:family="paragraph" style:parent-style-name="Standard">
      <style:text-properties officeooo:rsid="00185956" officeooo:paragraph-rsid="002116e7"/>
    </style:style>
    <style:style style:name="P19" style:family="paragraph" style:parent-style-name="Standard">
      <style:text-properties officeooo:rsid="002116e7" officeooo:paragraph-rsid="002116e7"/>
    </style:style>
    <style:style style:name="P20" style:family="paragraph" style:parent-style-name="Standard">
      <style:text-properties officeooo:rsid="00212afe" officeooo:paragraph-rsid="00212afe"/>
    </style:style>
    <style:style style:name="P21" style:family="paragraph" style:parent-style-name="Standard">
      <style:text-properties officeooo:rsid="0025ff9d" officeooo:paragraph-rsid="0025ff9d"/>
    </style:style>
    <style:style style:name="P22" style:family="paragraph" style:parent-style-name="Standard">
      <style:text-properties officeooo:rsid="002662fe" officeooo:paragraph-rsid="002662fe"/>
    </style:style>
    <style:style style:name="P23" style:family="paragraph" style:parent-style-name="Standard">
      <style:text-properties officeooo:rsid="0027efa8" officeooo:paragraph-rsid="0027efa8"/>
    </style:style>
    <style:style style:name="P24" style:family="paragraph" style:parent-style-name="Standard">
      <style:text-properties officeooo:rsid="0024a36c" officeooo:paragraph-rsid="00212afe"/>
    </style:style>
    <style:style style:name="P25" style:family="paragraph" style:parent-style-name="Standard">
      <style:text-properties officeooo:rsid="00384d46" officeooo:paragraph-rsid="00384d46"/>
    </style:style>
    <style:style style:name="T1" style:family="text">
      <style:text-properties fo:color="#ff3333"/>
    </style:style>
    <style:style style:name="T2" style:family="text">
      <style:text-properties officeooo:rsid="00185956"/>
    </style:style>
    <style:style style:name="T3" style:family="text">
      <style:text-properties fo:color="#00ccff"/>
    </style:style>
    <style:style style:name="T4" style:family="text">
      <style:text-properties fo:color="#00ccff" officeooo:rsid="00185956"/>
    </style:style>
    <style:style style:name="T5" style:family="text">
      <style:text-properties officeooo:rsid="002116e7"/>
    </style:style>
    <style:style style:name="T6" style:family="text">
      <style:text-properties officeooo:rsid="0025ff9d"/>
    </style:style>
    <style:style style:name="T7" style:family="text">
      <style:text-properties officeooo:rsid="002662fe"/>
    </style:style>
    <style:style style:name="T8" style:family="text">
      <style:text-properties officeooo:rsid="002b66ac"/>
    </style:style>
    <style:style style:name="T9" style:family="text">
      <style:text-properties officeooo:rsid="0032661b"/>
    </style:style>
    <style:style style:name="T10" style:family="text">
      <style:text-properties officeooo:rsid="00331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text:s/><text:span text:style-name="T1">First week text Documentation</text:span></text:p>
      <text:p text:style-name="P3"><text:span text:style-name="T4">##</text:span><text:span text:style-name="T3">Tasks :-</text:span></text:p>
      <text:p text:style-name="P3"/>
      <text:p text:style-name="P1"><text:s text:c="2"/><text:span text:style-name="T9">1)</text:span> <text:s/><text:span text:style-name="T8">Read the below text file and parse it. Build the hash appropriately.</text:span></text:p>
      <text:p text:style-name="P4"><text:s text:c="2"/></text:p>
      <text:p text:style-name="P5"><text:s text:c="4"/>path :- <text:s/><text:span text:style-name="T6">/home/srm/srinivas/Practice/VLSI_tasks/new/data.pl</text:span></text:p>
      <text:p text:style-name="P1"/>
      <text:p text:style-name="P1"/>
      <text:p text:style-name="P9">2) <text:s/><text:span text:style-name="T8">Read the below text file and parse it. Build the hash appropriately.</text:span></text:p>
      <text:p text:style-name="P7"><text:s text:c="2"/></text:p>
      <text:p text:style-name="P21"><text:s text:c="3"/>path : - <text:s text:c="4"/>/home/srm/srinivas/Practice/VLSI_tasks/new/jira_task.pl</text:p>
      <text:p text:style-name="P7"/>
      <text:p text:style-name="P7"/>
      <text:p text:style-name="P8">## <text:span text:style-name="T8">Do the same tasks in tcl</text:span></text:p>
      <text:p text:style-name="P8"><text:tab/>1) path : - <text:s/>using dict <text:s text:c="6"/>/<text:span text:style-name="T7">home/srm/srinivas/TCL_FILES/VLSI_tasks/data1.tcl</text:span></text:p>
      <text:p text:style-name="P8"><text:tab/><text:tab/> <text:s text:c="5"/><text:span text:style-name="T7">using hash <text:s text:c="4"/>/home/srm/srinivas/TCL_FILES/VLSI_tasks/data2.tcl</text:span></text:p>
      <text:p text:style-name="P10"><text:tab/><text:span text:style-name="T10">2) path : - <text:tab/>/home/srm/srinivas/TCL_FILES/VLSI_tasks/jira1.tcl</text:span></text:p>
      <text:p text:style-name="P7"/>
      <text:p text:style-name="P12">## VLSI Concepts :-</text:p>
      <text:p text:style-name="P11"/>
      <text:p text:style-name="P11">1) All combination gates?</text:p>
      <text:p text:style-name="P11">2) Find the total resistance in a series and parallel resistance formulas?</text:p>
      <text:p text:style-name="P11">3) Find the total capacitance in a <text:s/>series and parallel capacitance formulas?</text:p>
      <text:p text:style-name="P11">4) Voltage and current and resistance relation?</text:p>
      <text:p text:style-name="P11">5) Cmos concepts of Pmos and Nmos working?</text:p>
      <text:p text:style-name="P11">6) Working of cmos inverter?</text:p>
      <text:p text:style-name="P11">7) What is the buffer gate?</text:p>
      <text:p text:style-name="P11">8) <text:span text:style-name="T2">Threshold volatege?</text:span></text:p>
      <text:p text:style-name="P18">9) <text:span text:style-name="T5">Convertion of decimal to binary?</text:span></text:p>
      <text:p text:style-name="P19">10) Convertion of decimal to octal?</text:p>
      <text:p text:style-name="P19">11) Convertion of decimal to hexa?</text:p>
      <text:p text:style-name="P19">12) Convertion of binary to decinal?</text:p>
      <text:p text:style-name="P19">13) Convertion of binary to octal?</text:p>
      <text:p text:style-name="P19">14) Convertion of binary to hexa?</text:p>
      <text:p text:style-name="P20">15) Convertion of octal to hexa?</text:p>
      <text:p text:style-name="P20">16) Convertion of hexa to octal?</text:p>
      <text:p text:style-name="P24">17) differance of combinational and sequencal circuits</text:p>
      <text:p text:style-name="P22">18) S-R flip-flop </text:p>
      <text:p text:style-name="P22">19) D flip flop</text:p>
      <text:p text:style-name="P22">20) J-K flip-flop</text:p>
      <text:p text:style-name="P23">21) T flip-flop</text:p>
      <text:p text:style-name="P25">22) Greedy and Nongreedy?</text:p>
      <text:p text:style-name="P25">23) lookahead and lookbehinds?</text:p>
      <text:p text:style-name="P6"/>
      <text:p text:style-name="P11"/>
      <text:p text:style-name="P11"/>
      <text:p text:style-name="P11"/>
      <text:p text:style-name="P11"/>
      <text:p text:style-name="P23">## que<text:span text:style-name="T8">s</text:span>tions </text:p>
      <text:p text:style-name="P23">1) how can i find the tcl varibles which data type?</text:p>
      <text:p text:style-name="P23">2) what is the differnce in dict and hash in a tcl?</text:p>
      <text:p text:style-name="P23"><text:soft-page-break/>3) </text:p>
      <text:p text:style-name="P11"/>
      <text:p text:style-name="P11"/>
      <text:p text:style-name="P11"/>
      <text:p text:style-name="P11"/>
      <text:p text:style-name="P11"/>
      <text:p text:style-name="P17">### <text:span text:style-name="T3">English <text:s/>: -</text:span></text:p>
      <text:p text:style-name="P13"/>
      <text:p text:style-name="P14">I’m sorry, I couldn’t make it that day.</text:p>
      <text:p text:style-name="P14">I’m sorry, I couldn’t make it in time. </text:p>
      <text:p text:style-name="P14">Please convey my apologies.</text:p>
      <text:p text:style-name="P14">It was all by mistake. Please excuse me.</text:p>
      <text:p text:style-name="P14">I’m very sorry.</text:p>
      <text:p text:style-name="P14">Sorry to have disturbed you.</text:p>
      <text:p text:style-name="P14">I bag your pardon.</text:p>
      <text:p text:style-name="P15">May I have your attention,please?</text:p>
      <text:p text:style-name="P15">It’s all yours.</text:p>
      <text:p text:style-name="P15">Will you please permit me to speak?</text:p>
      <text:p text:style-name="P15">Let me also help you.</text:p>
      <text:p text:style-name="P15">Will you please move a bit.</text:p>
      <text:p text:style-name="P15">Could you spare a few moments for me?</text:p>
      <text:p text:style-name="P15">As you please.</text:p>
      <text:p text:style-name="P15">Please make yourself comfortable.</text:p>
      <text:p text:style-name="P15">Sorry for the inconvenience.</text:p>
      <text:p text:style-name="P15">Please help yourself.</text:p>
      <text:p text:style-name="P15">Thanks for your kind valuable advice.</text:p>
      <text:p text:style-name="P15">I will try my level best.</text:p>
      <text:p text:style-name="P16">Glad to meet you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11:49.483632175</meta:creation-date>
    <dc:date>2019-09-12T11:22:15.853639012</dc:date>
    <meta:editing-duration>PT8H9M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332" meta:character-count="2054" meta:non-whitespace-character-count="1732"/>
  </office:meta>
</office:document-meta>
</file>